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nMetadataAwareAspectInstanceFactory.getAspec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etadataAwareAspectInstanceFactory.getOrderForAspectClass( Class &lt; ? &gt; asp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etadataAwareAspectInstanceFactory.getAspectCreationMut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MetadataAwareAspectInstanceFactory.SingletonMetadataAwareAspectInstanceFactory( Object aspectInstance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